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es" fo:country="ES" style:font-size-asian="10pt" style:language-asian="zxx" style:country-asian="none" style:font-size-complex="10pt" style:language-complex="zxx" style:country-complex="none"/>
    </style:style>
    <style:style style:name="P3" style:family="paragraph" style:parent-style-name="Standard">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2pt" fo:language="es" fo:country="ES" style:font-size-asian="12pt" style:language-asian="zxx" style:country-asian="none" style:font-size-complex="12pt" style:language-complex="zxx" style:country-complex="none"/>
    </style:style>
    <style:style style:name="P5" style:family="paragraph" style:parent-style-name="Standard">
      <style:text-properties style:font-name="Envy Code R VS" fo:font-size="12pt" fo:language="es" fo:country="ES" fo:font-style="normal" style:font-size-asian="12pt" style:language-asian="zxx" style:country-asian="none" style:font-style-asian="normal" style:font-size-complex="12pt" style:language-complex="zxx" style:country-complex="none" style:font-style-complex="normal"/>
    </style:style>
    <style:style style:name="P6" style:family="paragraph" style:parent-style-name="Standard">
      <style:paragraph-properties fo:background-color="#000000">
        <style:background-image/>
      </style:paragraph-properties>
      <style:text-properties style:font-name="Envy Code R VS" fo:font-size="10pt" fo:language="es" fo:country="ES" style:font-size-asian="10pt" style:language-asian="zxx" style:country-asian="none" style:font-size-complex="10pt" style:language-complex="zxx" style:country-complex="none"/>
    </style:style>
    <style:style style:name="P7" style:family="paragraph" style:parent-style-name="Standard">
      <style:paragraph-properties fo:background-color="#000000" style:text-autospace="none">
        <style:background-image/>
      </style:paragraph-properties>
      <style:text-properties style:font-name="Envy Code R VS" fo:font-size="10pt" fo:language="es" fo:country="ES" style:font-size-asian="10pt" style:language-asian="zxx" style:country-asian="none" style:font-size-complex="10pt" style:language-complex="zxx" style:country-complex="none"/>
    </style:style>
    <style:style style:name="P8" style:family="paragraph" style:parent-style-name="Standard">
      <style:paragraph-properties fo:background-color="#000000">
        <style:background-image/>
      </style:paragraph-properties>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0" style:family="paragraph" style:parent-style-name="Standard">
      <style:paragraph-properties fo:background-color="#000000" style:text-autospace="none">
        <style:background-image/>
      </style:paragraph-properties>
      <style:text-properties fo:color="#e8f3f6" style:font-name="Consolas" fo:font-size="10pt" fo:language="es" fo:country="ES"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11" style:family="paragraph" style:parent-style-name="Standard">
      <style:paragraph-properties fo:background-color="#000000">
        <style:background-image/>
      </style:paragraph-properties>
      <style:text-properties fo:color="#e8f3f6" style:font-name="Consolas"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2" style:family="paragraph" style:parent-style-name="Standard">
      <style:paragraph-properties fo:background-color="#000000" style:text-autospace="none">
        <style:background-image/>
      </style:paragraph-properties>
      <style:text-properties fo:color="#e8f3f6" style:font-name="Consolas"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3" style:family="paragraph" style:parent-style-name="Standard">
      <style:paragraph-properties fo:background-color="#000000" style:text-autospace="none">
        <style:background-image/>
      </style:paragraph-properties>
      <style:text-properties fo:color="#e8f3f6" style:font-name="Envy Code R VS"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4" style:family="paragraph" style:parent-style-name="Standard">
      <style:paragraph-properties fo:background-color="#000000">
        <style:background-image/>
      </style:paragraph-properties>
      <style:text-properties fo:font-size="10pt" fo:language="es" fo:country="ES" style:font-size-asian="10pt" style:language-asian="zxx" style:country-asian="none" style:font-size-complex="10pt" style:language-complex="zxx" style:country-complex="none"/>
    </style:style>
    <style:style style:name="P15" style:family="paragraph" style:parent-style-name="Standard">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P16" style:family="paragraph" style:parent-style-name="Standard">
      <style:paragraph-properties fo:background-color="#000000" style:text-autospace="none">
        <style:background-image/>
      </style:paragraph-properties>
      <style:text-properties fo:language="es" fo:country="ES" style:language-asian="zxx" style:country-asian="none" style:language-complex="zxx" style:country-complex="none"/>
    </style:style>
    <style:style style:name="P17" style:family="paragraph" style:parent-style-name="Standard" style:list-style-name="L1">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list-style-name="L2">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T1" style:family="text">
      <style:text-properties style:text-underline-style="solid" style:text-underline-width="auto" style:text-underline-color="font-color"/>
    </style:style>
    <style:style style:name="T2" style:family="text">
      <style:text-properties fo:color="#8ac6f2" style:font-name="Consolas" style:font-name-asian="Consolas" style:font-name-complex="Consolas"/>
    </style:style>
    <style:style style:name="T3" style:family="text">
      <style:text-properties fo:color="#8ac6f2" style:font-name="Consolas" fo:font-style="normal" style:font-name-asian="Consolas" style:font-style-asian="normal" style:font-name-complex="Consolas" style:font-style-complex="normal"/>
    </style:style>
    <style:style style:name="T4" style:family="text">
      <style:text-properties fo:color="#8ac6f2" style:font-name="Consolas" fo:font-weight="normal" style:font-name-asian="Consolas" style:font-weight-asian="normal" style:font-name-complex="Consolas" style:font-weight-complex="normal"/>
    </style:style>
    <style:style style:name="T5" style:family="text">
      <style:text-properties fo:color="#8ac6f2" style:font-name="Consolas" fo:font-size="10pt" style:font-name-asian="Consolas" style:font-size-asian="10pt" style:font-name-complex="Consolas" style:font-size-complex="10pt"/>
    </style:style>
    <style:style style:name="T6" style:family="text">
      <style:text-properties fo:color="#e8f3f6" style:font-name="Consolas" style:font-name-asian="Consolas" style:font-name-complex="Consolas"/>
    </style:style>
    <style:style style:name="T7" style:family="text">
      <style:text-properties fo:color="#e8f3f6" style:font-name="Consolas" fo:font-weight="normal" style:font-name-asian="Consolas" style:font-weight-asian="normal" style:font-name-complex="Consolas" style:font-weight-complex="normal"/>
    </style:style>
    <style:style style:name="T8" style:family="text">
      <style:text-properties fo:color="#e8f3f6" style:font-name="Consolas" fo:font-style="normal" style:font-name-asian="Consolas" style:font-style-asian="normal" style:font-name-complex="Consolas" style:font-style-complex="normal"/>
    </style:style>
    <style:style style:name="T9" style:family="text">
      <style:text-properties fo:color="#e8f3f6" style:font-name="Consolas" fo:font-size="10pt" style:font-name-asian="Consolas" style:font-size-asian="10pt" style:font-name-complex="Consolas" style:font-size-complex="10pt"/>
    </style:style>
    <style:style style:name="T10" style:family="text">
      <style:text-properties fo:color="#e5786d" style:font-name="Consolas" style:font-name-asian="Consolas" style:font-name-complex="Consolas"/>
    </style:style>
    <style:style style:name="T11" style:family="text">
      <style:text-properties fo:color="#e5786d" style:font-name="Consolas" fo:font-style="normal" style:font-name-asian="Consolas" style:font-style-asian="normal" style:font-name-complex="Consolas" style:font-style-complex="normal"/>
    </style:style>
    <style:style style:name="T12" style:family="text">
      <style:text-properties fo:color="#e5786d" style:font-name="Consolas" fo:font-weight="normal" style:font-name-asian="Consolas" style:font-weight-asian="normal" style:font-name-complex="Consolas" style:font-weight-complex="normal"/>
    </style:style>
    <style:style style:name="T13" style:family="text">
      <style:text-properties fo:color="#cae682" style:font-name="Consolas" style:font-name-asian="Consolas" style:font-name-complex="Consolas"/>
    </style:style>
    <style:style style:name="T14" style:family="text">
      <style:text-properties fo:color="#cae682" style:font-name="Consolas" fo:font-style="normal" style:font-name-asian="Consolas" style:font-style-asian="normal" style:font-name-complex="Consolas" style:font-style-complex="normal"/>
    </style:style>
    <style:style style:name="T15" style:family="text">
      <style:text-properties fo:color="#cae682" style:font-name="Consolas" fo:font-weight="normal" style:font-name-asian="Consolas" style:font-weight-asian="normal" style:font-name-complex="Consolas" style:font-weight-complex="normal"/>
    </style:style>
    <style:style style:name="T16" style:family="text">
      <style:text-properties fo:color="#00008b" style:font-name="Consolas" fo:font-weight="bold" style:font-name-asian="Consolas" style:font-weight-asian="bold" style:font-name-complex="Consolas" style:font-weight-complex="bold"/>
    </style:style>
    <style:style style:name="T17"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color="#8b9699" style:font-name="Consolas" fo:font-size="11pt" style:font-name-asian="Consolas" style:font-size-asian="11pt" style:font-name-complex="Consolas" style:font-size-complex="11pt"/>
    </style:style>
    <style:style style:name="T21" style:family="text">
      <style:text-properties fo:color="#8b9699" style:font-name="Consolas" style:font-name-asian="Consolas" style:font-name-complex="Consolas"/>
    </style:style>
    <style:style style:name="T22" style:family="text">
      <style:text-properties fo:color="#8b9699" style:font-name="Consolas" fo:font-size="10pt" style:font-name-asian="Consolas" style:font-size-asian="10pt" style:font-name-complex="Consolas" style:font-size-complex="10pt"/>
    </style:style>
    <style:style style:name="T23" style:family="text">
      <style:text-properties fo:language="es" fo:country="ES"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a Interface IValueObject&lt;T&gt;, el código autocomentado y las influencias del BDD en el código</text:span>:</text:p>
      <text:p text:style-name="P2"/>
      <text:p text:style-name="P2">Empezamos por las interfaces que definen los tipos de objetos existentes en el dominio. Nos referimos a los DDD_Value_Objects y las DDD_Entities.</text:p>
      <text:p text:style-name="P2"/>
      <text:p text:style-name="P2">Aquí surge la primera disputa con respecto al original, y que creemos interesante comentar cuanto antes, para entender las implicaciones de lo que planeamos acometer.</text:p>
      <text:p text:style-name="P2"/>
      <text:p text:style-name="P2">Una posible implementación de la interface de IValueObject, siendo fieles a su versión java, sería:</text:p>
      <text:p text:style-name="P2"/>
      <text:p text:style-name="P6"><text:span text:style-name="T2">namespace</text:span><text:span text:style-name="T6"> dddsample.domain.shared</text:span></text:p>
      <text:p text:style-name="P9">{</text:p>
      <text:p text:style-name="P15"><text:span text:style-name="T6"><text:s text:c="4"/></text:span><text:span text:style-name="T2">public</text:span><text:span text:style-name="T6"> </text:span><text:span text:style-name="T2">interface</text:span><text:span text:style-name="T6"> </text:span><text:span text:style-name="T10">IValueObject</text:span><text:span text:style-name="T6">&lt;T&gt;</text:span></text:p>
      <text:p text:style-name="P9"><text:s text:c="4"/>{</text:p>
      <text:p text:style-name="P15"><text:span text:style-name="T6"><text:s text:c="8"/></text:span><text:span text:style-name="T2">bool</text:span><text:span text:style-name="T6"> SameValueAs(T other);</text:span></text:p>
      <text:p text:style-name="P9"><text:s text:c="4"/>}</text:p>
      <text:p text:style-name="P10">}</text:p>
      <text:p text:style-name="P2"/>
      <text:p text:style-name="P2">de forma que una clase que quiera implementar esta interface, tendría esta apariencia:</text:p>
      <text:p text:style-name="P2"/>
      <text:p text:style-name="P15"><text:span text:style-name="T2">public</text:span><text:span text:style-name="T6"> </text:span><text:span text:style-name="T2">class</text:span><text:span text:style-name="T6"> </text:span><text:span text:style-name="T13">PruebaValueObject</text:span><text:span text:style-name="T6"> : </text:span><text:span text:style-name="T10">IValueObject</text:span><text:span text:style-name="T6">&lt;</text:span><text:span text:style-name="T13">PruebaValueObject</text:span><text:span text:style-name="T6">&gt; </text:span></text:p>
      <text:p text:style-name="P9">{</text:p>
      <text:p text:style-name="P15"><text:span text:style-name="T6"><text:s text:c="4"/></text:span><text:span text:style-name="T2">public</text:span><text:span text:style-name="T6"> </text:span><text:span text:style-name="T2">bool</text:span><text:span text:style-name="T6"> SameValueAs(</text:span><text:span text:style-name="T13">PruebaValueObject</text:span><text:span text:style-name="T6"> other)</text:span></text:p>
      <text:p text:style-name="P9"><text:s text:c="4"/>{</text:p>
      <text:p text:style-name="P15"><text:span text:style-name="T6"><text:s text:c="8"/></text:span><text:span text:style-name="T2">throw</text:span><text:span text:style-name="T6"> </text:span><text:span text:style-name="T2">new</text:span><text:span text:style-name="T6"> </text:span><text:span text:style-name="T16">NotImplementedException</text:span><text:span text:style-name="T7">();</text:span></text:p>
      <text:p text:style-name="P10"><text:s text:c="4"/>}</text:p>
      <text:p text:style-name="P10">}</text:p>
      <text:p text:style-name="P2"/>
      <text:p text:style-name="P2">hasta aquí todo parece ir bien, pero sin embargo, hay algo que no acaba de encajar del todo. Ese algo es el nombre del método <text:span text:style-name="T18">SameValueAs</text:span><text:span text:style-name="T19">. Pero mejor vamos paso a paso para poder entender el porqué de las decisiones que estamos a punto de tomar.</text:span></text:p>
      <text:p text:style-name="P3"/>
      <text:p text:style-name="P2"><text:span text:style-name="T19">La clase </text:span><text:span text:style-name="T18">PruebaValueObject</text:span><text:span text:style-name="T19"> no sale de la nada. Si nos planteamos seguir los preceptos del BDD, es comprensible que a la hora de escribir el código de </text:span><text:span text:style-name="T18">IValueObject&lt;T&gt;</text:span><text:span text:style-name="T19"> no necesitemos una BDD_Spec que nos guíe hacia el código que queremos escribir. Al fin y al cabo, esa interface es realmente un contrato y una declaración de intenciones. Es más, sería la primera de muchas interfaces que se rigen por el principio del DDD enunciado por Evans en su </text:span><text:span text:style-name="T18">Biblia Azul</text:span><text:span text:style-name="T19"> llamado DDD_Intention-Revealing_Interfaces.</text:span></text:p>
      <text:p text:style-name="P3"/>
      <text:p text:style-name="P2"><text:span text:style-name="T19">Pero, ¿podemos hacer ese mismo razonamiento para </text:span><text:span text:style-name="T18">PruebaValueObject</text:span><text:span text:style-name="T19">?</text:span></text:p>
      <text:p text:style-name="P3"/>
      <text:p text:style-name="P2"><text:span text:style-name="T19">La respuesta es un NO rotundo. Hace falta esa BDD_Spec que justifique el comportamiento de </text:span><text:span text:style-name="T18">PruebaValueObject</text:span><text:span text:style-name="T19">. Así que, vamos a escribir esa BDD_Spec:</text:span></text:p>
      <text:p text:style-name="P3"/>
      <text:p text:style-name="P6"><text:span text:style-name="T3">public</text:span><text:span text:style-name="T8"> </text:span><text:span text:style-name="T3">class</text:span><text:span text:style-name="T8"> </text:span><text:span text:style-name="T14">concern</text:span><text:span text:style-name="T8"> : </text:span><text:span text:style-name="T14">Observes</text:span><text:span text:style-name="T8">&lt;</text:span><text:span text:style-name="T11">IValueObject</text:span><text:span text:style-name="T8">&lt;</text:span><text:span text:style-name="T14">PruebaValueObject</text:span><text:span text:style-name="T8">&gt;,</text:span><text:span text:style-name="T14">PruebaValueObject</text:span><text:span text:style-name="T8">&gt;{}</text:span></text:p>
      <text:p text:style-name="P9"/>
      <text:p text:style-name="P15"><text:span text:style-name="T2">public</text:span><text:span text:style-name="T6"> </text:span><text:span text:style-name="T2">class</text:span><text:span text:style-name="T6"> </text:span><text:span text:style-name="T13">when_asked_to_compare_two_pruebavalueobjects_that_have_the_same_value</text:span><text:span text:style-name="T6"> : </text:span><text:span text:style-name="T13">concern</text:span></text:p>
      <text:p text:style-name="P9">{</text:p>
      <text:p text:style-name="P15"><text:span text:style-name="T6"><text:s text:c="4"/></text:span><text:span text:style-name="T10">Establish</text:span><text:span text:style-name="T6"> context = () =&gt;</text:span></text:p>
      <text:p text:style-name="P9"><text:s text:c="4"/>{</text:p>
      <text:p text:style-name="P15"><text:span text:style-name="T6"><text:s text:c="8"/>the_other = </text:span><text:span text:style-name="T2">new</text:span><text:span text:style-name="T6"> </text:span><text:span text:style-name="T13">PruebaValueObject</text:span><text:span text:style-name="T6">();</text:span></text:p>
      <text:p text:style-name="P16"><text:s text:c="8"/><text:span text:style-name="T20">//</text:span><text:span text:style-name="T17">todo: le damos los valores adecuados.</text:span></text:p>
      <text:p text:style-name="P9"><text:s text:c="4"/>};</text:p>
      <text:p text:style-name="P9"/>
      <text:p text:style-name="P15"><text:span text:style-name="T6"><text:s text:c="4"/></text:span><text:span text:style-name="T10">Because</text:span><text:span text:style-name="T6"> of = () =&gt; result = sut.SameValueAs(theOther);</text:span></text:p>
      <text:p text:style-name="P9"><text:s text:c="8"/></text:p>
      <text:p text:style-name="P15"><text:span text:style-name="T6"><text:s text:c="4"/></text:span><text:span text:style-name="T10">It</text:span><text:span text:style-name="T6"> should_recognize_the_equality = () =&gt; result.ShouldEqual(</text:span><text:span text:style-name="T2">true</text:span><text:span text:style-name="T6">);</text:span></text:p>
      <text:p text:style-name="P9"><text:s text:c="8"/></text:p>
      <text:p text:style-name="P15"><text:soft-page-break/><text:span text:style-name="T6"><text:s text:c="4"/></text:span><text:span text:style-name="T2">static</text:span><text:span text:style-name="T6"> </text:span><text:span text:style-name="T2">bool</text:span><text:span text:style-name="T6"> result;</text:span></text:p>
      <text:p text:style-name="P15"><text:span text:style-name="T6"><text:s text:c="4"/></text:span><text:span text:style-name="T2">static</text:span><text:span text:style-name="T6"> </text:span><text:span text:style-name="T13">PruebaValueObject</text:span><text:span text:style-name="T6"> theOther;</text:span></text:p>
      <text:p text:style-name="P9">}</text:p>
      <text:p text:style-name="P3"/>
      <text:p text:style-name="P3">Sin entrar en demasiados detalles que no son importantes para nuestro razonamiento (en concreto los relativos al incompleto bloque ESTABLISH), debemos fijarnos en:</text:p>
      <text:p text:style-name="P3"/>
      <text:p text:style-name="P7"><text:span text:style-name="T11">Because</text:span><text:span text:style-name="T8"> of = () =&gt; result = sut.SameValueAs(theOther);</text:span></text:p>
      <text:p text:style-name="P3"/>
      <text:p text:style-name="P2"><text:span text:style-name="T19">que es donde ejecutamos el </text:span><text:span text:style-name="T18">System Under Test</text:span><text:span text:style-name="T19">.</text:span></text:p>
      <text:p text:style-name="P3"/>
      <text:p text:style-name="P3">Ahora viene la parte verdaderamente importante. Puesto que la clase PruebaValueObject debimos haberla escrito después de escribir esta BDD_Spec (mas que "después", parece mas correcto afirmar, "como consecuencia de"), tenemos la inmejorable oportunidad de observar como se va a comportar nuestro código desde el punto de vista de los clientes que van a tener que usarlo, de nuevo:</text:p>
      <text:p text:style-name="P3"/>
      <text:p text:style-name="P12">result = sut.SameValueAs(theOther);</text:p>
      <text:p text:style-name="P3"/>
      <text:p text:style-name="P3">y es precisamente aquí, donde no hubiésemos escrito este código de esta manera, ya que no se acaba de leer correctamente, sobre todo cuando lo comparamos con algo como:</text:p>
      <text:p text:style-name="P3"/>
      <text:p text:style-name="P11">result = sut.HasTheSameValueAs(theOther);</text:p>
      <text:p text:style-name="P3"/>
      <text:p text:style-name="P3">que sí se lee como una frase bien construida.</text:p>
      <text:p text:style-name="P3"/>
      <text:p text:style-name="P3">Aun así, podemos ir unos cuantos pasos mas lejos, haciendo uso de la notación/convención propuesta por Jean-Paul Boodhoo y utilizar para:</text:p>
      <text:p text:style-name="P3"/>
      <text:list xml:id="list31700576" text:style-name="L1">
        <text:list-item>
          <text:p text:style-name="P17">métodos</text:p>
        </text:list-item>
        <text:list-item>
          <text:p text:style-name="P17">propiedades</text:p>
        </text:list-item>
        <text:list-item>
          <text:p text:style-name="P17">eventos</text:p>
        </text:list-item>
        <text:list-item>
          <text:p text:style-name="P17">variables locales</text:p>
        </text:list-item>
        <text:list-item>
          <text:p text:style-name="P17">constantes locales</text:p>
        </text:list-item>
        <text:list-item>
          <text:p text:style-name="P17">parámetros</text:p>
        </text:list-item>
        <text:list-item>
          <text:p text:style-name="P17">campos (no privados)</text:p>
        </text:list-item>
      </text:list>
      <text:p text:style-name="P3"/>
      <text:p text:style-name="P3">un estilo "all_lower" en vez de "UpperCamelCase" o "lowerCamelCase" por poner un ejemplo.</text:p>
      <text:p text:style-name="P3"/>
      <text:p text:style-name="P3">TODO: Confirmar que la convención "all_lower" viene de Ruby.</text:p>
      <text:p text:style-name="P3"/>
      <text:p text:style-name="P3">En nuestro caso, el resultado sería:</text:p>
      <text:p text:style-name="P3"/>
      <text:p text:style-name="P6"><text:span text:style-name="T10">Because</text:span><text:span text:style-name="T6"> of = () =&gt; result = sut.has_the_same_value_as(the_other);</text:span></text:p>
      <text:p text:style-name="P2"/>
      <text:p text:style-name="P3">versión mas legible, en nuestra humilde opinión.</text:p>
      <text:p text:style-name="P3"/>
      <text:p text:style-name="P3">En el contexto de la BDD_Spec:</text:p>
      <text:p text:style-name="P3"/>
      <text:p text:style-name="P8"><text:span text:style-name="T2">public</text:span><text:span text:style-name="T6"> </text:span><text:span text:style-name="T2">class</text:span><text:span text:style-name="T6"> </text:span><text:span text:style-name="T13">concern</text:span><text:span text:style-name="T6"> : </text:span><text:span text:style-name="T13">Observes</text:span><text:span text:style-name="T6">&lt;</text:span><text:span text:style-name="T10">IValueObject</text:span><text:span text:style-name="T6">&lt;</text:span><text:span text:style-name="T13">PruebaValueObject</text:span><text:span text:style-name="T6">&gt;,</text:span><text:span text:style-name="T13">PruebaValueObject</text:span><text:span text:style-name="T6">&gt;{}</text:span></text:p>
      <text:p text:style-name="P9"/>
      <text:p text:style-name="P15"><text:span text:style-name="T2">public</text:span><text:span text:style-name="T6"> </text:span><text:span text:style-name="T2">class</text:span><text:span text:style-name="T6"> </text:span><text:span text:style-name="T13">when_asked_to_compare_two_pruebavalueobjects_that_have_the_same_value</text:span><text:span text:style-name="T6"> : </text:span><text:span text:style-name="T13">concern</text:span></text:p>
      <text:p text:style-name="P9">{</text:p>
      <text:p text:style-name="P15"><text:span text:style-name="T6"><text:s text:c="4"/></text:span><text:span text:style-name="T10">Establish</text:span><text:span text:style-name="T6"> context = () =&gt;</text:span></text:p>
      <text:p text:style-name="P9"><text:s text:c="4"/>{</text:p>
      <text:p text:style-name="P15"><text:span text:style-name="T6"><text:s text:c="8"/>the_other = </text:span><text:span text:style-name="T2">new</text:span><text:span text:style-name="T6"> </text:span><text:span text:style-name="T13">PruebaValueObject</text:span><text:span text:style-name="T6">();</text:span></text:p>
      <text:p text:style-name="P15"><text:span text:style-name="T6"><text:s text:c="8"/></text:span><text:span text:style-name="T21">//</text:span><text:span text:style-name="T16">todo: le damos los valores adecuados.</text:span></text:p>
      <text:p text:style-name="P10"><text:s text:c="4"/>};</text:p>
      <text:p text:style-name="P10"/>
      <text:p text:style-name="P15"><text:span text:style-name="T7"><text:s text:c="4"/></text:span><text:span text:style-name="T12">Because</text:span><text:span text:style-name="T7"> of = () =&gt; result = sut.has_the_same_value_as(the_other);</text:span></text:p>
      <text:p text:style-name="P10"><text:soft-page-break/><text:s text:c="8"/></text:p>
      <text:p text:style-name="P15"><text:span text:style-name="T7"><text:s text:c="4"/></text:span><text:span text:style-name="T12">It</text:span><text:span text:style-name="T7"> should_recognize_the_equality = () =&gt; result.ShouldEqual(</text:span><text:span text:style-name="T4">true</text:span><text:span text:style-name="T7">);</text:span></text:p>
      <text:p text:style-name="P10"><text:s text:c="8"/></text:p>
      <text:p text:style-name="P15"><text:span text:style-name="T7"><text:s text:c="4"/></text:span><text:span text:style-name="T4">static</text:span><text:span text:style-name="T7"> </text:span><text:span text:style-name="T4">bool</text:span><text:span text:style-name="T7"> result;</text:span></text:p>
      <text:p text:style-name="P15"><text:span text:style-name="T7"><text:s text:c="4"/></text:span><text:span text:style-name="T4">static</text:span><text:span text:style-name="T7"> </text:span><text:span text:style-name="T15">PruebaValueObject</text:span><text:span text:style-name="T7"> the_other;</text:span></text:p>
      <text:p text:style-name="P10">}</text:p>
      <text:p text:style-name="P2"/>
      <text:p text:style-name="P2">Por lo tanto, retomando el argumento original que nos llevo a cuestionarnos el nombre del método <text:span text:style-name="T18">SameValueAs</text:span> de la interface <text:span text:style-name="T18">IValueObject&lt;T&gt;</text:span>, el resultado final sería algo así:</text:p>
      <text:p text:style-name="P2"/>
      <text:p text:style-name="P6"><text:span text:style-name="T2">namespace</text:span><text:span text:style-name="T6"> dddsample.domain.shared</text:span></text:p>
      <text:p text:style-name="P9">{</text:p>
      <text:p text:style-name="P15"><text:span text:style-name="T6"><text:s text:c="4"/></text:span><text:span text:style-name="T2">public</text:span><text:span text:style-name="T6"> </text:span><text:span text:style-name="T2">interface</text:span><text:span text:style-name="T6"> </text:span><text:span text:style-name="T10">IValueObject</text:span><text:span text:style-name="T6">&lt;T&gt;</text:span></text:p>
      <text:p text:style-name="P9"><text:s text:c="4"/>{</text:p>
      <text:p text:style-name="P15"><text:span text:style-name="T6"><text:s text:c="8"/></text:span><text:span text:style-name="T2">bool</text:span><text:span text:style-name="T6"> has_the_same_value_as(T the_other);</text:span></text:p>
      <text:p text:style-name="P9"><text:s text:c="4"/>}</text:p>
      <text:p text:style-name="P9">}</text:p>
      <text:p text:style-name="P2"/>
      <text:p text:style-name="P2">Una cuestión que deberemos abordar en algún momento es el hecho de que en .NET ya tengamos, por convención, un mecanismo similar al propuesto por "has_the_same_value_as", y que no es otro que:</text:p>
      <text:p text:style-name="P2"/>
      <text:p text:style-name="P6"><text:span text:style-name="T2">public</text:span><text:span text:style-name="T6"> </text:span><text:span text:style-name="T2">bool</text:span><text:span text:style-name="T6"> Equals(</text:span><text:span text:style-name="T2">object</text:span><text:span text:style-name="T6"> obj) {}</text:span></text:p>
      <text:p text:style-name="P2"/>
      <text:p text:style-name="P2">Pero esa es una cuestión diferente a la aquí planteada.</text:p>
      <text:p text:style-name="P2"/>
      <text:p text:style-name="P2">TODO: ¿Que aproximación utiliza el CodeCampServer?</text:p>
      <text:p text:style-name="P3"/>
      <text:p text:style-name="P3">Con esto finalizamos el código necesario para definir un DDD_Value_Object:</text:p>
      <text:p text:style-name="P3"/>
      <text:list xml:id="list31687298" text:style-name="L2">
        <text:list-item>
          <text:p text:style-name="P18">Debe proveernos de un mecanismo para averiguar si dos DDD_Value_Objects son iguales (y lo son si almacenan el mismo valor).</text:p>
        </text:list-item>
      </text:list>
      <text:p text:style-name="P3"/>
      <text:p text:style-name="P3">Una última cuestión que creemos importante abordar, es la inserción de comentarios en el código. Desde un punto de vista estrictamente personal, no consideramos una buena práctica la inserción de los mismos ya que dañan seriamente la legibilidad del código. Es mas, una de las razones para usar "all_lower" y utilizar esa convención donde los métodos, campos, variables son tan "redundantes", es precisamente, evitar la necesidad del uso de comentarios en el código, en la medida de lo posible. Sin embargo, en este caso, teniendo en cuenta la vocación y motivación pedagógica de este proyecto, vamos a transigir y hemos decidido, por norma, incluir los comentarios del proyecto original en java, si bien, dejamos a juicio del lector la legibilidad de estos dos fragmentos de código, que, opinamos, ilustran a la perfección nuestra reticencia hacia los comentarios (o al menos hacia el exceso de comentarios):</text:p>
      <text:p text:style-name="P3"/>
      <text:p text:style-name="P14"><text:span text:style-name="T3">namespace</text:span><text:span text:style-name="T8"> dddsample.domain.shared</text:span></text:p>
      <text:p text:style-name="P9">{</text:p>
      <text:p text:style-name="P15"><text:span text:style-name="T6"><text:s text:c="4"/></text:span><text:span text:style-name="T2">public</text:span><text:span text:style-name="T6"> </text:span><text:span text:style-name="T2">interface</text:span><text:span text:style-name="T6"> </text:span><text:span text:style-name="T10">IValueObject</text:span><text:span text:style-name="T6">&lt;T&gt;</text:span></text:p>
      <text:p text:style-name="P9"><text:s text:c="4"/>{</text:p>
      <text:p text:style-name="P15"><text:span text:style-name="T6"><text:s text:c="8"/></text:span><text:span text:style-name="T2">///</text:span><text:span text:style-name="T21"> </text:span><text:span text:style-name="T2">&lt;summary&gt;</text:span></text:p>
      <text:p text:style-name="P16"><text:span text:style-name="T9"><text:s text:c="8"/></text:span><text:span text:style-name="T5">///</text:span><text:span text:style-name="T22"> Value objects compare by the values of their attributes,</text:span></text:p>
      <text:p text:style-name="P16"><text:span text:style-name="T22"><text:s text:c="8"/></text:span><text:span text:style-name="T5">///</text:span><text:span text:style-name="T22"> they don't have an identity.</text:span></text:p>
      <text:p text:style-name="P15"><text:span text:style-name="T6"><text:s text:c="8"/></text:span><text:span text:style-name="T2">///</text:span><text:span text:style-name="T21"> </text:span><text:span text:style-name="T2">&lt;/summary&gt;</text:span></text:p>
      <text:p text:style-name="P15"><text:span text:style-name="T6"><text:s text:c="8"/></text:span><text:span text:style-name="T2">///</text:span><text:span text:style-name="T21"> </text:span><text:span text:style-name="T2">&lt;param name=</text:span><text:span text:style-name="T10">"the_other"</text:span><text:span text:style-name="T2">&gt;</text:span><text:span text:style-name="T21">The other value object.</text:span><text:span text:style-name="T2">&lt;/param&gt;</text:span></text:p>
      <text:p text:style-name="P15"><text:span text:style-name="T6"><text:s text:c="8"/></text:span><text:span text:style-name="T2">///</text:span><text:span text:style-name="T21"> </text:span><text:span text:style-name="T2">&lt;returns&gt;&lt;code&gt;</text:span><text:span text:style-name="T21">true</text:span><text:span text:style-name="T2">&lt;/code&gt;</text:span><text:span text:style-name="T21"> if the given value object's and</text:span></text:p>
      <text:p text:style-name="P15"><text:span text:style-name="T2"><text:s text:c="8"/>///</text:span><text:span text:style-name="T21"> this value object's attributes are the same.</text:span><text:span text:style-name="T2">&lt;/returns&gt;</text:span></text:p>
      <text:p text:style-name="P15"><text:span text:style-name="T6"><text:s text:c="8"/></text:span><text:span text:style-name="T2">bool</text:span><text:span text:style-name="T6"> has_the_same_value_as(T the_other);</text:span></text:p>
      <text:p text:style-name="P9"><text:s text:c="4"/>}</text:p>
      <text:p text:style-name="P9">}</text:p>
      <text:p text:style-name="P3"/>
      <text:p text:style-name="P6"><text:span text:style-name="T2">namespace</text:span><text:span text:style-name="T6"> dddsample.domain.shared</text:span></text:p>
      <text:p text:style-name="P9">{</text:p>
      <text:p text:style-name="P15"><text:soft-page-break/><text:span text:style-name="T6"><text:s text:c="4"/></text:span><text:span text:style-name="T2">public</text:span><text:span text:style-name="T6"> </text:span><text:span text:style-name="T2">interface</text:span><text:span text:style-name="T6"> </text:span><text:span text:style-name="T10">IValueObject</text:span><text:span text:style-name="T6">&lt;T&gt;</text:span></text:p>
      <text:p text:style-name="P9"><text:s text:c="4"/>{</text:p>
      <text:p text:style-name="P15"><text:span text:style-name="T6"><text:s text:c="8"/></text:span><text:span text:style-name="T2">bool</text:span><text:span text:style-name="T6"> has_the_same_value_as(T the_other);</text:span></text:p>
      <text:p text:style-name="P9"><text:s text:c="4"/>}</text:p>
      <text:p text:style-name="P13">}</text:p>
      <text:p text:style-name="P3"/>
      <text:p text:style-name="P3">En caso de no haber dejado suficientemente clara nuestra postura, decir que el primer fragmento de código es el que figura en el código fuente (en nuestra opinión, los comentarios dañan la legibilidad del código), mientras que el segundo fragmento de código es el que hubiésemos deseado escribir (mucho mas legible al no tener comentarios pero si nombrar los métodos de una manera adecuada).</text:p>
      <text:p text:style-name="P3"/>
      <text:p text:style-name="P5"><text:span text:style-name="T1">La Interface IEntity&lt;T&gt;</text:span>:</text:p>
      <text:p text:style-name="P3"/>
      <text:p text:style-name="P3">De la misma forma que un concepto clave en DDD como DDD_Value_Object disponía de su propio "contrato" (léase "interface"), otro de los pilares del DDD como es DDD_Entity requiere del suyo.</text:p>
      <text:p text:style-name="P3"/>
      <text:p text:style-name="P3">No creemos oportuno volver a hacer los mismos comentarios que hemos realizado en las sección anterior dedicada a la interface IValueObject&lt;T&gt;, si bien, sería aplicable aquí en su totalidad.</text:p>
      <text:p text:style-name="P3"/>
      <text:p text:style-name="P3">El código es el siguiente:</text:p>
      <text:p text:style-name="P3"/>
      <text:p text:style-name="P8"><text:span text:style-name="T2">namespace</text:span><text:span text:style-name="T6"> dddsample.domain.shared</text:span></text:p>
      <text:p text:style-name="P9">{</text:p>
      <text:p text:style-name="P15"><text:span text:style-name="T6"><text:s text:c="4"/></text:span><text:span text:style-name="T2">public</text:span><text:span text:style-name="T6"> </text:span><text:span text:style-name="T2">interface</text:span><text:span text:style-name="T6"> </text:span><text:span text:style-name="T10">IEntity</text:span><text:span text:style-name="T6">&lt;T&gt;</text:span></text:p>
      <text:p text:style-name="P9"><text:s text:c="4"/>{</text:p>
      <text:p text:style-name="P15"><text:span text:style-name="T6"><text:s text:c="8"/></text:span><text:span text:style-name="T2">///</text:span><text:span text:style-name="T21"> </text:span><text:span text:style-name="T2">&lt;summary&gt;</text:span></text:p>
      <text:p text:style-name="P15"><text:span text:style-name="T6"><text:s text:c="8"/></text:span><text:span text:style-name="T2">///</text:span><text:span text:style-name="T21"> Entities compare by identity, not by attributes.</text:span></text:p>
      <text:p text:style-name="P15"><text:span text:style-name="T6"><text:s text:c="8"/></text:span><text:span text:style-name="T2">///</text:span><text:span text:style-name="T21"> </text:span><text:span text:style-name="T2">&lt;/summary&gt;</text:span></text:p>
      <text:p text:style-name="P15"><text:span text:style-name="T6"><text:s text:c="8"/></text:span><text:span text:style-name="T2">///</text:span><text:span text:style-name="T21"> </text:span><text:span text:style-name="T2">&lt;param name=</text:span><text:span text:style-name="T10">"the_other"</text:span><text:span text:style-name="T2">&gt;</text:span><text:span text:style-name="T21">The other entity.</text:span><text:span text:style-name="T2">&lt;/param&gt;</text:span></text:p>
      <text:p text:style-name="P15"><text:span text:style-name="T6"><text:s text:c="8"/></text:span><text:span text:style-name="T2">///</text:span><text:span text:style-name="T21"> </text:span><text:span text:style-name="T2">&lt;returns&gt;&lt;code&gt;</text:span><text:span text:style-name="T21">true</text:span><text:span text:style-name="T2">&lt;/code&gt;</text:span><text:span text:style-name="T21"> if the identities are the same,</text:span></text:p>
      <text:p text:style-name="P15"><text:span text:style-name="T6"><text:s text:c="8"/></text:span><text:span text:style-name="T2">///</text:span><text:span text:style-name="T21"> regardless of other attributes.</text:span><text:span text:style-name="T2">&lt;/returns&gt;</text:span></text:p>
      <text:p text:style-name="P15"><text:span text:style-name="T6"><text:s text:c="8"/></text:span><text:span text:style-name="T2">bool</text:span><text:span text:style-name="T6"> has_the_same_identity_as(T the_other);</text:span></text:p>
      <text:p text:style-name="P9"><text:s text:c="4"/>}</text:p>
      <text:p text:style-name="P9">}</text:p>
      <text:p text:style-name="P3"/>
      <text:p text:style-name="P3">Recordar que una DDD_Entity requiere de una identidad única (al contrario que un DDD_Value_Object que carece de la misma).</text:p>
      <text:p text:style-name="P3"/>
      <text:p text:style-name="P3">Otro aspecto destacable es ver como pese a imponer la necesidad de tener un método como <text:span text:style-name="T18">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3"/>
      <text:p text:style-name="P3">Recordar brevemente que Evans en su "Biblia Azul", pone como ejemplo de DDD_Value_Object un lápiz de color en manos de un niño haciendo un dibujo. La igualdad/equivalencia de ese lápiz de color, vendrá determinado por su color (azul, verde, rojo, ...) y por características como si esta afilado, etc. Si le cambiamos un lápiz por otro al niño, y mantenemos estos atributos, podrá terminar de colorear el dibujo sin ningún tipo de problema. El lápiz no tiene identidad basada en su ocurrencia en el mundo real. No hay unicidad. Hay atributos.</text:p>
      <text:p text:style-name="P3"/>
      <text:p text:style-name="P3">Por otro lado el ejemplo escogido por Evans para explicar una DDD_Entity seria la confusión de identidad que asegura se produjo, cuando otro Eric Evans destrozo el piso en el que vivía y le llego él la demanda. Al final consiguió aclararlo y la demanda no fue a mayores. De esta forma puso de manifiesto como, en el caso de las personas, la identidad es algo básico, ya que puede haber dos personas distintas llamada Eric Evans (coincidiría el atributo Nombre), pero, su identidad no es la misma, con lo cual no podemos hablar de igualdad en base a los atributos.</text:p>
      <text:p text:style-name="P3"><text:soft-page-break/></text:p>
      <text:p text:style-name="P3">NOTA: Eric Evans, realmente cuenta esta anécdota en su libro. Si es o deja de ser real es algo que desconocemos, pero ilustra magníficamente el concepto.</text:p>
      <text:p text:style-name="P3"/>
      <text:p text:style-name="P5"><text:span text:style-name="T1">La Interface IDomainEvent&lt;T&gt;</text:span>:</text:p>
      <text:p text:style-name="P3"/>
      <text:p text:style-name="P3">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3"/>
      <text:p text:style-name="P3">TODO: Revisar la grabación del DDD NYC para recordar y comprobar que esto era así (escribo de memoria)</text:p>
      <text:p text:style-name="P3"/>
      <text:p text:style-name="P3">El código que implementa la interface es el siguiente:</text:p>
      <text:p text:style-name="P3"/>
      <text:p text:style-name="P8"><text:span text:style-name="T2">namespace</text:span><text:span text:style-name="T6"> dddsample.domain.shared</text:span></text:p>
      <text:p text:style-name="P9">{</text:p>
      <text:p text:style-name="P15"><text:span text:style-name="T6"><text:s text:c="4"/></text:span><text:span text:style-name="T2">///</text:span><text:span text:style-name="T21"> </text:span><text:span text:style-name="T2">&lt;summary&gt;</text:span></text:p>
      <text:p text:style-name="P15"><text:span text:style-name="T6"><text:s text:c="4"/></text:span><text:span text:style-name="T2">///</text:span><text:span text:style-name="T21"> A domain event is something that is unique, but does not have a lifecycle.</text:span></text:p>
      <text:p text:style-name="P15"><text:span text:style-name="T6"><text:s text:c="4"/></text:span><text:span text:style-name="T2">///</text:span><text:span text:style-name="T21"> The identity may be explicit, for example the sequence number of a payment, </text:span></text:p>
      <text:p text:style-name="P15"><text:span text:style-name="T6"><text:s text:c="4"/></text:span><text:span text:style-name="T2">///</text:span><text:span text:style-name="T21"> or it could be derived from various aspects of the event such as </text:span></text:p>
      <text:p text:style-name="P15"><text:span text:style-name="T6"><text:s text:c="4"/></text:span><text:span text:style-name="T2">///</text:span><text:span text:style-name="T21"> where, when and what has happened.</text:span></text:p>
      <text:p text:style-name="P15"><text:span text:style-name="T6"><text:s text:c="4"/></text:span><text:span text:style-name="T2">///</text:span><text:span text:style-name="T21"> </text:span><text:span text:style-name="T2">&lt;/summary&gt;</text:span></text:p>
      <text:p text:style-name="P15"><text:span text:style-name="T6"><text:s text:c="4"/></text:span><text:span text:style-name="T2">///</text:span><text:span text:style-name="T21"> </text:span><text:span text:style-name="T2">&lt;typeparam name=</text:span><text:span text:style-name="T10">"T"</text:span><text:span text:style-name="T2">&gt;&lt;/typeparam&gt;</text:span></text:p>
      <text:p text:style-name="P15"><text:span text:style-name="T6"><text:s text:c="4"/></text:span><text:span text:style-name="T2">public</text:span><text:span text:style-name="T6"> </text:span><text:span text:style-name="T2">interface</text:span><text:span text:style-name="T6"> </text:span><text:span text:style-name="T10">IDomainEvent</text:span><text:span text:style-name="T6">&lt;T&gt;</text:span></text:p>
      <text:p text:style-name="P9"><text:s text:c="4"/>{</text:p>
      <text:p text:style-name="P15"><text:span text:style-name="T6"><text:s text:c="8"/></text:span><text:span text:style-name="T2">///</text:span><text:span text:style-name="T21"> </text:span><text:span text:style-name="T2">&lt;summary&gt;</text:span></text:p>
      <text:p text:style-name="P15"><text:span text:style-name="T6"><text:s text:c="8"/></text:span><text:span text:style-name="T2">///</text:span><text:span text:style-name="T21"> </text:span></text:p>
      <text:p text:style-name="P15"><text:span text:style-name="T6"><text:s text:c="8"/></text:span><text:span text:style-name="T2">///</text:span><text:span text:style-name="T21"> </text:span><text:span text:style-name="T2">&lt;/summary&gt;</text:span></text:p>
      <text:p text:style-name="P15"><text:span text:style-name="T6"><text:s text:c="8"/></text:span><text:span text:style-name="T2">///</text:span><text:span text:style-name="T21"> </text:span><text:span text:style-name="T2">&lt;param name=</text:span><text:span text:style-name="T10">"the_other_event"</text:span><text:span text:style-name="T2">&gt;</text:span><text:span text:style-name="T21">The other domain event.</text:span><text:span text:style-name="T2">&lt;/param&gt;</text:span></text:p>
      <text:p text:style-name="P15"><text:span text:style-name="T6"><text:s text:c="8"/></text:span><text:span text:style-name="T2">///</text:span><text:span text:style-name="T21"> </text:span><text:span text:style-name="T2">&lt;returns&gt;&lt;code&gt;</text:span><text:span text:style-name="T21">true</text:span><text:span text:style-name="T2">&lt;/code&gt;</text:span><text:span text:style-name="T21"> if the given domain event </text:span></text:p>
      <text:p text:style-name="P15"><text:span text:style-name="T6"><text:s text:c="8"/></text:span><text:span text:style-name="T2">///</text:span><text:span text:style-name="T21"> and this event are regarded as being the same event.</text:span><text:span text:style-name="T2">&lt;/returns&gt;</text:span></text:p>
      <text:p text:style-name="P15"><text:span text:style-name="T6"><text:s text:c="8"/></text:span><text:span text:style-name="T2">bool</text:span><text:span text:style-name="T6"> is_the_same_event_as(T the_other_event);</text:span></text:p>
      <text:p text:style-name="P9"><text:s text:c="4"/>}</text:p>
      <text:p text:style-name="P9">}</text:p>
      <text:p text:style-name="P3"/>
      <text:p text:style-name="P3">TODO: Terminar esto.</text:p>
      <text:p text:style-name="P3"/>
      <text:p text:style-name="P3">REFERENCIAS:</text:p>
      <text:p text:style-name="P3"/>
      <text:p text:style-name="P1"><text:a xlink:type="simple" xlink:href="http://domaindrivendesign.org/library/evans_2009_1"><text:span text:style-name="T23">http://domaindrivendesign.org/library/evans_2009_1</text:span></text:a></text:p>
      <text:p text:style-name="P1"><text:a xlink:type="simple" xlink:href="http://domaindrivendesign.org/library/evans_2009_2"><text:span text:style-name="T23">http://domaindrivendesign.org/library/evans_2009_2</text:span></text:a></text:p>
      <text:p text:style-name="P1"><text:a xlink:type="simple" xlink:href="http://qconlondon.com/london-2009/presentation/What+I%27ve+learned+about+DDD+since+the+book"><text:span text:style-name="T23">http://qconlondon.com/london-2009/presentation/What+I%27ve+learned+about+DDD+since+the+book</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30M55S</meta:editing-duration>
    <meta:editing-cycles>5</meta:editing-cycles>
    <meta:generator>OpenOffice.org/3.2$Win32 OpenOffice.org_project/320m18$Build-9502</meta:generator>
    <dc:date>2010-08-02T12:01:43.15</dc:date>
    <meta:document-statistic meta:table-count="0" meta:image-count="0" meta:object-count="0" meta:page-count="5" meta:paragraph-count="163" meta:word-count="1604" meta:character-count="11209"/>
    <meta:user-defined meta:name="Info 1"/>
    <meta:user-defined meta:name="Info 2"/>
    <meta:user-defined meta:name="Info 3"/>
    <meta:user-defined meta:name="Info 4"/>
  </office:meta>
</office:document-meta>
</file>